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3220000045006E2A3B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3.511cm" svg:height="22.365cm" svg:x="6.491cm" svg:y="3.175cm" svg:viewBox="0 0 13512 22366" draw:points="13406,1340 8502,1340 8502,0 6809,0 6809,1658 4481,1658 4481,4339 0,4339 0,8114 3387,8114 3387,14287 635,14287 635,16757 3846,16757 3846,18873 5539,18873 5539,22295 6562,22295 6562,18873 10301,18873 10301,22366 11360,22366 11360,18909 13512,18909">
          <text:p/>
        </draw:polygon>
        <draw:g>
          <draw:custom-shape draw:style-name="gr2" draw:text-style-name="P1" draw:layer="layout" svg:width="0.607cm" svg:height="0.607cm" svg:x="16.052cm" svg:y="3.14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4.003cm" svg:height="0.725cm" svg:x="16.587cm" svg:y="3.087cm">
            <draw:text-box>
              <text:p><text:span text:style-name="T1">= GUI version only</text:span></text:p>
            </draw:text-box>
          </draw:frame>
        </draw:g>
        <draw:frame draw:style-name="gr4" draw:text-style-name="P1" draw:layer="layout" svg:width="17.276cm" svg:height="23.783cm" svg:x="2.036cm" svg:y="2.7cm">
          <draw:image xlink:href="Pictures/10000201000003220000045006E2A3B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05-21T13:31:59</meta:creation-date>
    <dc:date>2014-05-23T09:14:29</dc:date>
    <dc:creator>Jo Asplin</dc:creator>
    <meta:editing-duration>PT25M53S</meta:editing-duration>
    <meta:editing-cycles>6</meta:editing-cycles>
    <meta:generator>LibreOffice/3.5$Linux_X86_64 LibreOffice_project/350m1$Build-2</meta:generator>
    <meta:document-statistic meta:object-count="5"/>
  </office:meta>
</office:document-meta>
</file>